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4.499cm" fo:margin-left="1.244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" style:family="table">
      <style:table-properties style:width="14.499cm" fo:margin-left="1.244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Tabela3" style:family="table">
      <style:table-properties style:width="14.949cm" fo:margin-left="1.258cm" table:align="left" style:writing-mode="lr-tb"/>
    </style:style>
    <style:style style:name="Tabela3.A" style:family="table-column">
      <style:table-column-properties style:column-width="3.334cm"/>
    </style:style>
    <style:style style:name="Tabela3.B" style:family="table-column">
      <style:table-column-properties style:column-width="4.604cm"/>
    </style:style>
    <style:style style:name="Tabela3.C" style:family="table-column">
      <style:table-column-properties style:column-width="7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4.346cm" fo:margin-left="-0.203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1.75cm"/>
    </style:style>
    <style:style style:name="Tabela4.C" style:family="table-column">
      <style:table-column-properties style:column-width="2.842cm"/>
    </style:style>
    <style:style style:name="Tabela4.D" style:family="table-column">
      <style:table-column-properties style:column-width="4.31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3.97cm" fo:margin-left="-0.203cm" table:align="left" style:writing-mode="lr-tb"/>
    </style:style>
    <style:style style:name="Tabela5.A" style:family="table-column">
      <style:table-column-properties style:column-width="6.943cm"/>
    </style:style>
    <style:style style:name="Tabela5.B" style:family="table-column">
      <style:table-column-properties style:column-width="2cm"/>
    </style:style>
    <style:style style:name="Tabela5.C" style:family="table-column">
      <style:table-column-properties style:column-width="5.02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02c263" officeooo:paragraph-rsid="0002c263"/>
    </style:style>
    <style:style style:name="P3" style:family="paragraph" style:parent-style-name="Heading_20_2">
      <style:text-properties officeooo:rsid="0002c263" officeooo:paragraph-rsid="0002c263"/>
    </style:style>
    <style:style style:name="P4" style:family="paragraph" style:parent-style-name="Text_20_body">
      <style:paragraph-properties fo:margin-left="0.127cm" fo:margin-right="0cm" fo:text-indent="0cm" style:auto-text-indent="false" fo:keep-with-next="always"/>
    </style:style>
    <style:style style:name="P5" style:family="paragraph" style:parent-style-name="Text_20_body">
      <style:paragraph-properties fo:margin-left="0.127cm" fo:margin-right="0cm" fo:text-indent="0cm" style:auto-text-indent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Arial1" officeooo:rsid="0002c263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Software de Gestão de Feiras Gastronômicas</text:subject></text:p>
      <text:h text:style-name="P2" text:outline-level="1">Introdução</text:h>
      <text:p text:style-name="Standard"><text:tab/><text:span text:style-name="T1">Este relatório registra o uso dos quadros kanban ao longo do desenvolvimento do projeto.</text:span></text:p>
      <text:h text:style-name="P2" text:outline-level="1">Quadros Criados</text:h>
      <text:p text:style-name="Standard"><text:tab/><text:span text:style-name="T1">Foram criados mais de um quadro kanban para o desenvolvimento do projeto, com o primeiro deles tendo sido um quadro de tarefas para estudar os prérequisitos do projeto.</text:span></text:p>
      <text:h text:style-name="P3" text:outline-level="2">Quadro Kanban 1 – Estudo Preliminar</text:h>
      <text:p text:style-name="InfoBlue">[Provide a statement summarizing the problem being solved by this project. The following format may be used:]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The problem of</text:p>
          </table:table-cell>
          <table:table-cell table:style-name="Tabela1.B1" office:value-type="string">
            <text:p text:style-name="InfoBlue">[describe the problem]</text:p>
          </table:table-cell>
        </table:table-row>
        <table:table-row table:style-name="Tabela1.1">
          <table:table-cell table:style-name="Tabela1.A2" office:value-type="string">
            <text:p text:style-name="P4">affects</text:p>
          </table:table-cell>
          <table:table-cell table:style-name="Tabela1.B2" office:value-type="string">
            <text:p text:style-name="InfoBlue">[the stakeholders affected by the problem]</text:p>
          </table:table-cell>
        </table:table-row>
        <table:table-row table:style-name="Tabela1.1">
          <table:table-cell table:style-name="Tabela1.A2" office:value-type="string">
            <text:p text:style-name="P4">the impact of which is</text:p>
          </table:table-cell>
          <table:table-cell table:style-name="Tabela1.B2" office:value-type="string">
            <text:p text:style-name="InfoBlue">[what is the impact of the problem?]</text:p>
          </table:table-cell>
        </table:table-row>
        <table:table-row table:style-name="Tabela1.1">
          <table:table-cell table:style-name="Tabela1.A2" office:value-type="string">
            <text:p text:style-name="P5">a successful solution would be</text:p>
          </table:table-cell>
          <table:table-cell table:style-name="Tabela1.B2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For</text:p>
          </table:table-cell>
          <table:table-cell table:style-name="Tabela2.B1" office:value-type="string">
            <text:p text:style-name="InfoBlue">[target customer]</text:p>
          </table:table-cell>
        </table:table-row>
        <table:table-row table:style-name="Tabela2.1">
          <table:table-cell table:style-name="Tabela2.A2" office:value-type="string">
            <text:p text:style-name="P4">Who</text:p>
          </table:table-cell>
          <table:table-cell table:style-name="Tabela2.B2" office:value-type="string">
            <text:p text:style-name="InfoBlue">[statement of the need or opportunity]</text:p>
          </table:table-cell>
        </table:table-row>
        <table:table-row table:style-name="Tabela2.1">
          <table:table-cell table:style-name="Tabela2.A2" office:value-type="string">
            <text:p text:style-name="P4">The (product name)</text:p>
          </table:table-cell>
          <table:table-cell table:style-name="Tabela2.B2" office:value-type="string">
            <text:p text:style-name="InfoBlue"><text:s/>is a [product category]</text:p>
          </table:table-cell>
        </table:table-row>
        <table:table-row table:style-name="Tabela2.1">
          <table:table-cell table:style-name="Tabela2.A2" office:value-type="string">
            <text:p text:style-name="P4">That</text:p>
          </table:table-cell>
          <table:table-cell table:style-name="Tabela2.B2" office:value-type="string">
            <text:p text:style-name="InfoBlue">[statement of key benefit; that is, the compelling reason to buy]</text:p>
          </table:table-cell>
        </table:table-row>
        <table:table-row table:style-name="Tabela2.1">
          <table:table-cell table:style-name="Tabela2.A2" office:value-type="string">
            <text:p text:style-name="P4">Unlike</text:p>
          </table:table-cell>
          <table:table-cell table:style-name="Tabela2.B2" office:value-type="string">
            <text:p text:style-name="InfoBlue">[primary competitive alternative]</text:p>
          </table:table-cell>
        </table:table-row>
        <table:table-row table:style-name="Tabela2.1">
          <table:table-cell table:style-name="Tabela2.A6" office:value-type="string">
            <text:p text:style-name="P5">Our product</text:p>
          </table:table-cell>
          <table:table-cell table:style-name="Tabela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6">Name</text:p>
            </table:table-cell>
            <table:table-cell table:style-name="Tabela3.A1" office:value-type="string">
              <text:p text:style-name="P6">Description</text:p>
            </table:table-cell>
            <table:table-cell table:style-name="Tabela3.C1" office:value-type="string">
              <text:p text:style-name="P6">Responsibilities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InfoBlue">[Name the stakeholder type.]</text:p>
          </table:table-cell>
          <table:table-cell table:style-name="Tabela3.A1" office:value-type="string">
            <text:p text:style-name="InfoBlue">[Briefly describe the stakeholder.]</text:p>
          </table:table-cell>
          <table:table-cell table:style-name="Tabela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<text:soft-page-break/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7">Need</text:p>
          </table:table-cell>
          <table:table-cell table:style-name="Tabela4.A1" office:value-type="string">
            <text:p text:style-name="P7">Priority</text:p>
          </table:table-cell>
          <table:table-cell table:style-name="Tabela4.A1" office:value-type="string">
            <text:p text:style-name="P7">Features</text:p>
          </table:table-cell>
          <table:table-cell table:style-name="Tabela4.D1" office:value-type="string">
            <text:p text:style-name="P7">Planned Release</text:p>
          </table:table-cell>
        </table:table-row>
        <table:table-row table:style-name="Tabela4.1"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A1" office:value-type="string">
            <text:p text:style-name="P8"/>
          </table:table-cell>
          <table:table-cell table:style-name="Tabela4.D1" office:value-type="string">
            <text:p text:style-name="P8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2">Vision </text:span>document. For example, an assumption may state that a specific operating system will be available for the hardware designated for the software product. If the operating system is not available, the <text:span text:style-name="T2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7">Requirement</text:p>
          </table:table-cell>
          <table:table-cell table:style-name="Tabela5.A1" office:value-type="string">
            <text:p text:style-name="P7">Priority</text:p>
          </table:table-cell>
          <table:table-cell table:style-name="Tabela5.C1" office:value-type="string">
            <text:p text:style-name="P7">Planned Release</text:p>
          </table:table-cell>
        </table:table-row>
        <table:table-row table:style-name="Tabela5.1">
          <table:table-cell table:style-name="Tabela5.A1" office:value-type="string">
            <text:p text:style-name="P8"/>
          </table:table-cell>
          <table:table-cell table:style-name="Tabela5.A1" office:value-type="string">
            <text:p text:style-name="P8"/>
          </table:table-cell>
          <table:table-cell table:style-name="Tabela5.C1" office:value-type="string">
            <text:p text:style-name="P8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chapter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chapter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" style:num-format="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156a6"/>
    </style:style>
    <style:style style:name="MT2" style:family="text">
      <style:text-properties style:font-name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text:subject>Software de Gestão de Feiras Gastronômicas</text:subject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Standard"><text:title>Relatório Kanban</text:title></text:p>
            </table:table-cell>
            <table:table-cell table:style-name="Tabela7.B1" office:value-type="string">
              <text:p text:style-name="Standard"><text:s text:c="2"/>Date: <text:s/><text:span text:style-name="MT1">06/06/2025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3">Confidential</text:p>
            </table:table-cell>
            <table:table-cell table:style-name="Tabela6.A1" office:value-type="string">
              <text:p text:style-name="MP4"><text:span text:style-name="MT2"></text:span><text:user-defined style:data-style-name="N0" text:name="Company"/>, <text:date style:data-style-name="N114" text:date-value="2025-06-06T19:22:58.322463599">2025</text:date></text:p>
            </table:table-cell>
            <table:table-cell table:style-name="Tabela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Relatório Kanban</dc:title>
    <dc:subject>Software de Gestão de Feiras Gastronômicas</dc:subject>
    <meta:creation-date>2023-04-12T16:20:43.390000000</meta:creation-date>
    <dc:date>2025-06-06T19:22:58.258423200</dc:date>
    <meta:print-date>2001-03-15T14:26:00</meta:print-date>
    <meta:editing-cycles>4</meta:editing-cycles>
    <meta:editing-duration>P2171DT9H44M22S</meta:editing-duration>
    <meta:generator>LibreOffice/25.2.4.3$Windows_X86_64 LibreOffice_project/33e196637044ead23f5c3226cde09b47731f7e27</meta:generator>
    <meta:document-statistic meta:table-count="7" meta:image-count="0" meta:object-count="0" meta:page-count="2" meta:paragraph-count="74" meta:word-count="550" meta:character-count="3652" meta:non-whitespace-character-count="3177"/>
  </office:meta>
</office:document-meta>
</file>